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fo:color="#ff0000"/>
    </style:style>
    <style:style style:name="T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20.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10"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20.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18" style:family="text">
      <style:text-properties fo:font-size="18.00pt" fo:font-weight="normal" fo:font-family="Calibri" style:font-family-asian="Calibri" style:font-family-complex="Calibri" fo:background-color="transparent" fo:color="#ff0000"/>
    </style:style>
    <style:style style:name="T19" style:family="text">
      <style:text-properties fo:font-size="18.00pt" fo:font-weight="normal" fo:font-family="Calibri" style:font-family-asian="Calibri" style:font-family-complex="Calibri" fo:background-color="transparent" fo:color="#333333"/>
    </style:style>
    <style:style style:name="T20" style:family="text">
      <style:text-properties fo:font-size="16.00pt" fo:font-weight="normal" style:text-underline-mode="continuous" style:text-underline-type="single" style:text-underline-style="solid" style:text-underline-width="normal" fo:font-family="Calibri" style:font-family-asian="Calibri" style:font-family-complex="Calibri" fo:background-color="transparent" fo:color="#333333"/>
    </style:style>
    <style:style style:name="T21" style:family="text">
      <style:text-properties fo:font-size="16.00pt" fo:font-weight="normal" fo:font-family="Calibri" style:font-family-asian="Calibri" style:font-family-complex="Calibri" fo:background-color="transparent" fo:color="#333333"/>
    </style:style>
    <style:style style:name="T22" style:family="text">
      <style:text-properties fo:font-size="14.00pt" fo:font-weight="normal" fo:font-family="Calibri" style:font-family-asian="Calibri" style:font-family-complex="Calibri" fo:background-color="transparent" fo:color="#333333"/>
    </style:style>
    <style:style style:name="T2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333333"/>
    </style:style>
    <style:style style:name="T24" style:family="text">
      <style:text-properties fo:font-size="14.00pt" fo:font-weight="normal" fo:font-family="Calibri" style:font-family-asian="Calibri" style:font-family-complex="Calibri" fo:background-color="transparent" fo:color="#333333"/>
    </style:style>
    <style:style style:name="T2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333333"/>
    </style:style>
    <style:style style:name="T26" style:family="text">
      <style:text-properties fo:font-size="14.00pt" fo:font-weight="normal" fo:font-family="Calibri" style:font-family-asian="Calibri" style:font-family-complex="Calibri" fo:background-color="transparent" fo:color="#333333"/>
    </style:style>
    <style:style style:name="T27"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14.00pt" fo:font-weight="normal" fo:font-family="Calibri" style:font-family-asian="Calibri" style:font-family-complex="Calibri" fo:background-color="transparent" fo:color="#00b050"/>
    </style:style>
    <style:style style:name="T30" style:family="text">
      <style:text-properties fo:font-size="14.00pt" fo:font-weight="normal" fo:font-family="Calibri" style:font-family-asian="Calibri" style:font-family-complex="Calibri" fo:background-color="transparent" fo:color="#00b050" fo:font-style="italic"/>
    </style:style>
    <style:style style:name="T31" style:family="text">
      <style:text-properties fo:font-size="14.00pt" fo:font-weight="normal" fo:font-family="Calibri" style:font-family-asian="Calibri" style:font-family-complex="Calibri" fo:background-color="transparent" fo:color="#00b050"/>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14.00pt" fo:font-weight="normal" fo:font-family="Calibri" style:font-family-asian="Calibri" style:font-family-complex="Calibri" fo:background-color="transparent" fo:color="#00b050"/>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normal" fo:font-family="Calibri" style:font-family-asian="Calibri" style:font-family-complex="Calibri" fo:background-color="transparent" fo:color="#00b050"/>
    </style:style>
    <style:style style:name="T36" style:family="text">
      <style:text-properties fo:font-size="14.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6.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3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 style:family="text">
      <style:text-properties fo:font-size="14.00pt" fo:font-weight="normal" fo:font-family="Calibri" style:font-family-asian="Calibri" style:font-family-complex="Calibri" fo:background-color="transparent" style:use-window-font-color="true"/>
    </style:style>
    <style:style style:name="T4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2" style:family="text">
      <style:text-properties fo:font-size="14.00pt" fo:font-weight="normal" fo:font-family="Calibri" style:font-family-asian="Calibri" style:font-family-complex="Calibri" fo:background-color="transparent" style:use-window-font-color="true"/>
    </style:style>
    <style:style style:name="T43" style:family="text">
      <style:text-properties fo:font-size="14.00pt" fo:font-weight="normal" fo:font-family="Calibri" style:font-family-asian="Calibri" style:font-family-complex="Calibri" fo:background-color="transparent" style:use-window-font-color="true"/>
    </style:style>
    <style:style style:name="T44" style:family="text">
      <style:text-properties fo:font-size="14.00pt" fo:font-weight="normal" fo:font-family="Calibri" style:font-family-asian="Calibri" style:font-family-complex="Calibri" fo:background-color="transparent" fo:color="#ff0000"/>
    </style:style>
    <style:style style:name="T45" style:family="text">
      <style:text-properties fo:font-size="14.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style:style style:name="P9" style:family="paragraph">
      <style:paragraph-properties fo:line-height="115.00%" fo:text-align="left" fo:margin-bottom="10.00pt"/>
    </style:style>
    <text:list-style style:name="L10">
      <text:list-level-style-number text:level="1" style:num-suffix="." style:num-format="1">
        <style:list-level-properties text:space-before="18.00pt" text:min-label-width="18.00pt"/>
      </text:list-level-style-number>
    </text:list-style>
    <style:style style:name="P10" style:family="paragraph">
      <style:paragraph-properties fo:line-height="115.00%" fo:text-align="left" fo:margin-bottom="10.00pt"/>
    </style:style>
    <style:style style:name="P11" style:family="paragraph">
      <style:paragraph-properties fo:line-height="115.00%" fo:text-align="left" fo:margin-bottom="10.00pt"/>
    </style:style>
    <text:list-style style:name="L12">
      <text:list-level-style-number text:level="1" style:num-suffix="." style:num-format="a">
        <style:list-level-properties text:space-before="18.00pt" text:min-label-width="18.00pt"/>
      </text:list-level-style-number>
    </text:list-style>
    <style:style style:name="P12" style:family="paragraph">
      <style:paragraph-properties fo:line-height="115.00%" fo:text-align="left" fo:margin-bottom="10.00pt"/>
    </style:style>
    <style:style style:name="P13" style:family="paragraph">
      <style:paragraph-properties fo:line-height="115.00%" fo:text-align="left" fo:margin-bottom="10.00pt"/>
    </style:style>
    <text:list-style style:name="L14">
      <text:list-level-style-number text:level="1" style:num-suffix="." style:num-format="a">
        <style:list-level-properties text:space-before="18.00pt" text:min-label-width="18.00pt"/>
      </text:list-level-style-number>
    </text:list-style>
    <style:style style:name="P14" style:family="paragraph">
      <style:paragraph-properties fo:line-height="115.00%" fo:text-align="left" fo:margin-bottom="10.00pt"/>
    </style:style>
    <style:style style:name="P15" style:family="paragraph">
      <style:paragraph-properties fo:line-height="115.00%" fo:text-align="left" fo:margin-bottom="10.00pt"/>
    </style:style>
    <text:list-style style:name="L16">
      <text:list-level-style-number text:level="1" style:num-suffix="." style:num-format="1">
        <style:list-level-properties text:space-before="18.00pt" text:min-label-width="18.00pt"/>
      </text:list-level-style-number>
    </text:list-style>
    <style:style style:name="P16" style:family="paragraph">
      <style:paragraph-properties fo:line-height="115.00%" fo:text-align="left" fo:margin-bottom="10.00pt"/>
    </style:style>
    <style:style style:name="P17" style:family="paragraph">
      <style:paragraph-properties fo:line-height="115.00%" fo:text-align="left" fo:margin-bottom="10.00pt"/>
    </style:style>
    <style:style style:name="P18" style:family="paragraph">
      <style:paragraph-properties fo:line-height="115.00%" fo:text-align="center" fo:margin-bottom="10.00pt"/>
    </style:style>
    <style:style style:name="P19" style:family="paragraph">
      <style:paragraph-properties fo:line-height="115.00%" fo:text-align="left" fo:margin-bottom="10.00pt"/>
    </style:style>
  </office:automatic-styles>
  <office:body>
    <office:text>
      <text:p text:style-name="P1"><text:span text:style-name="T1">SOLVER</text:span></text:p>
      <text:p text:style-name="P2"><text:span text:style-name="T2">About:</text:span><text:span text:style-name="T3"><text:s/>Solver is a system (half client, half backend) that automatically resolves a set of known backend errors, and serves an interface for different groups of users to resolve other errors manually. The program is meant to ease the mechanism of resolving issues related to the backend services at Vodafone Ghana.</text:span></text:p>
      <text:p text:style-name="P2"><text:span text:style-name="T4">Some info</text:span></text:p>
      <text:p text:style-name="P2"><text:span text:style-name="T5">Application would interact with vodafone systems using web services (xml over http) </text:span></text:p>
      <text:p text:style-name="P2"><text:span text:style-name="T5">Software Development Process: Agile Development</text:span></text:p>
      <text:p text:style-name="P2"><text:span text:style-name="T5">We will list requirements in order of priority starting with user access and management, since it is required before users have access to the system in the first place.</text:span></text:p>
      <text:p text:style-name="P2"><text:span text:style-name="T6">Technologies required:</text:span></text:p>
      <text:p text:style-name="P2"><text:span text:style-name="T7">1. Laravel (PHP Framework for web development)</text:span></text:p>
      <text:p text:style-name="P2"><text:span text:style-name="T7">2. MySQL (for test)</text:span></text:p>
      <text:p text:style-name="P2"><text:span text:style-name="T7">3. HTML, CSS, JS (JQuery /Angular)</text:span></text:p>
      <text:p text:style-name="P2"><text:span text:style-name="T7">4. xml (for http communication with web services)</text:span></text:p>
      <text:p text:style-name="P2"><text:span text:style-name="T7">5. Python ( for automation component of the system)</text:span></text:p>
      <text:p text:style-name="P2"><text:span text:style-name="T8"/></text:p>
      <text:p text:style-name="P2"><text:span text:style-name="T9">What is being done currently</text:span></text:p>
      <text:p text:style-name="P2"><text:span text:style-name="T10">1st scenario</text:span></text:p>
      <text:list text:style-name="L3">
        <text:list-item>
          <text:p text:style-name="P3"><text:span text:style-name="T11">User gets records with errors of a category from OSM</text:span></text:p>
        </text:list-item>
        <text:list-item>
          <text:p text:style-name="P3"><text:span text:style-name="T11">Errors are copied into software</text:span></text:p>
        </text:list-item>
        <text:list-item>
          <text:p text:style-name="P3"><text:span text:style-name="T11">A specific action is selected</text:span></text:p>
        </text:list-item>
        <text:list-item>
          <text:p text:style-name="P3"><text:span text:style-name="T11">Program is run to iterate and solve prolems</text:span></text:p>
        </text:list-item>
      </text:list>
      <text:p text:style-name="P4"><text:span text:style-name="T12">2nd scenario</text:span></text:p>
      <text:list text:style-name="L5">
        <text:list-item>
          <text:p text:style-name="P5"><text:span text:style-name="T13">User queries a list of errors</text:span></text:p>
        </text:list-item>
        <text:list-item>
          <text:p text:style-name="P5"><text:span text:style-name="T13">Solves each error in soapui</text:span></text:p>
        </text:list-item>
      </text:list>
      <text:p text:style-name="P6"><text:span text:style-name="T14">3rd scenario</text:span></text:p>
      <text:list text:style-name="L7">
        <text:list-item>
          <text:p text:style-name="P7"><text:span text:style-name="T15">Retailer submits an error to be resolved (both simple errors and complex errors)</text:span></text:p>
        </text:list-item>
        <text:list-item>
          <text:p text:style-name="P7"><text:span text:style-name="T15">CRM resolves the error and send feedback to the sender</text:span></text:p>
        </text:list-item>
      </text:list>
      <text:p text:style-name="P8"><text:span text:style-name="T16"/></text:p>
      <text:p text:style-name="P9"><text:span text:style-name="T17">What should we have done?</text:span></text:p>
      <text:p text:style-name="P9"><text:span text:style-name="T18">Two Separate Interacting programs:</text:span></text:p>
      <text:list text:style-name="L10">
        <text:list-item>
          <text:p text:style-name="P10"><text:span text:style-name="T19">Error Manager</text:span></text:p>
        </text:list-item>
        <text:list-item>
          <text:p text:style-name="P10"><text:span text:style-name="T19">Automatum</text:span></text:p>
        </text:list-item>
      </text:list>
      <text:p text:style-name="P11"><text:span text:style-name="T20">User Groups:</text:span></text:p>
      <text:p text:style-name="P11"><text:span text:style-name="T21">NB:<text:s/></text:span><text:span text:style-name="T22">user security and privacy is attribute-based. Once a user is assigned a user type ( eg. admin), he can do all that other users with the same attribute can do.</text:span></text:p>
      <text:p text:style-name="P11"><text:span text:style-name="T22">1. front_office [fo] -&gt; Retailers</text:span></text:p>
      <text:p text:style-name="P11"><text:span text:style-name="T22">2. admin -&gt; CRM team</text:span></text:p>
      <text:p text:style-name="P11"><text:span text:style-name="T22">3. back_office -&gt; HQ </text:span></text:p>
      <text:p text:style-name="P11"><text:span text:style-name="T22">4. superadmin -&gt; User management</text:span></text:p>
      <text:p text:style-name="P11"><text:span text:style-name="T23">Error Manager</text:span><text:span text:style-name="T24"><text:s/>is a web client that permits the following based on user group.</text:span></text:p>
      <text:list text:style-name="L12">
        <text:list-item>
          <text:p text:style-name="P12"><text:span text:style-name="T24">Easily resolving an error by a simple button click.</text:span></text:p>
        </text:list-item>
        <text:list-item>
          <text:p text:style-name="P12"><text:span text:style-name="T24">Easily resolving a list of errors loaded in a csv or excel file.</text:span></text:p>
        </text:list-item>
        <text:list-item>
          <text:p text:style-name="P12"><text:span text:style-name="T24">A user management component for admin to manage users on the system.</text:span></text:p>
        </text:list-item>
        <text:list-item>
          <text:p text:style-name="P12"><text:span text:style-name="T24">Client for viewing work done by Automatum</text:span></text:p>
        </text:list-item>
      </text:list>
      <text:p text:style-name="P13"><text:span text:style-name="T25">Automatum</text:span><text:span text:style-name="T26"><text:s/>is a python command-line based program that would:</text:span></text:p>
      <text:list text:style-name="L14">
        <text:list-item>
          <text:p text:style-name="P14"><text:span text:style-name="T26">After every time t, fetches backend errors that do not require manual intervention.</text:span></text:p>
        </text:list-item>
        <text:list-item>
          <text:p text:style-name="P14"><text:span text:style-name="T26">Resolves the errors.</text:span></text:p>
        </text:list-item>
        <text:list-item>
          <text:p text:style-name="P14"><text:span text:style-name="T26">Stores each error record (user who had the error, error scenario, timestamp of error ocurring, timestamp of error resolution, status [success, fail]) in a database for future analysis.</text:span></text:p>
        </text:list-item>
      </text:list>
      <text:p text:style-name="P15"><text:span text:style-name="T27">How Solver would operate (Phase 1)</text:span></text:p>
      <text:p text:style-name="P15"><text:span text:style-name="T28">Automatum:</text:span></text:p>
      <text:list text:style-name="L16">
        <text:list-item>
          <text:p text:style-name="P16"><text:span text:style-name="T28">Admin access automatum via command-line</text:span></text:p>
        </text:list-item>
        <text:list-item>
          <text:p text:style-name="P16"><text:span text:style-name="T28">Admin initiates Automation with the syntax below: <text:line-break/></text:span><text:span text:style-name="T29">automatum run_until &lt;<text:s/></text:span><text:span text:style-name="T30">duration in mins<text:s/></text:span><text:span text:style-name="T31">&gt;.<text:s/></text:span><text:span text:style-name="T32">For instance, to run for the next hour, the admin would have to type:<text:line-break/></text:span><text:span text:style-name="T33">automatum run_until 60</text:span><text:span text:style-name="T34"><text:line-break/>To continue running until being stopped, type:<text:line-break/></text:span><text:span text:style-name="T35">automatum run_until forever</text:span></text:p>
        </text:list-item>
        <text:list-item>
          <text:p text:style-name="P16"><text:span text:style-name="T36">Automatum stores all errors being resolved for future analysis.</text:span></text:p>
        </text:list-item>
        <text:list-item>
          <text:p text:style-name="P16"><text:span text:style-name="T36">While the program runs, it gives an option to either increase duration, reduce duration, or stop the program.<text:line-break/>Enter: add_time 120<text:s text:c="2"/>: to increase duration by 2 hours.<text:line-break/>Enter: reduce_tme 120 : to decrease duration by 2 hours.</text:span></text:p>
        </text:list-item>
      </text:list>
      <text:p text:style-name="P17"><text:span text:style-name="T36"><text:tab/>Enter: stop: to completely stop automatum.</text:span></text:p>
      <text:p text:style-name="P17"><text:span text:style-name="T36"><text:tab/>when stopping: automatum makes sure errors that are in currently</text:span></text:p>
      <text:p text:style-name="P17"><text:span text:style-name="T36"><text:tab/>being resolved are completely finished before it stops.</text:span></text:p>
      <text:p text:style-name="P17"><text:span text:style-name="T37"/></text:p>
      <text:p text:style-name="P18"><text:span text:style-name="T38">Stories and Timeline</text:span><text:span text:style-name="T39"/></text:p>
      <text:p text:style-name="P19"><text:span text:style-name="T39">User management</text:span></text:p>
      <text:p text:style-name="P19"><text:span text:style-name="T40">Admin creates user -&gt; adds a new user to a user group (superadmin only)</text:span></text:p>
      <text:p text:style-name="P19"><text:span text:style-name="T40">Admin updates a user -&gt; changes user group, name, email (superadmin only)</text:span></text:p>
      <text:p text:style-name="P19"><text:span text:style-name="T40">User updates password -&gt; user changes password (all users)</text:span></text:p>
      <text:p text:style-name="P19"><text:span text:style-name="T40"/></text:p>
      <text:p text:style-name="P19"><text:span text:style-name="T41">Resolving list of errors in CSV/Excel (admin only)</text:span><text:span text:style-name="T42"/></text:p>
      <text:p text:style-name="P19"><text:span text:style-name="T43">Admin loads csv/excel file -&gt; csv<text:s/></text:span><text:span text:style-name="T44">file is a list of common errors?</text:span><text:span text:style-name="T45"/></text:p>
      <text:p text:style-name="P19"><text:span text:style-name="T45">Admin views result of csv/excel errors resolved/unresolved</text:span></text:p>
      <text:p text:style-name="P19"><text:span text:style-name="T46"/></text:p>
      <text:p text:style-name="P19"><text:span text:style-name="T4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